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fo:text-align="start" style:justify-single-word="false"/>
      <style:text-properties style:font-name="Droid Sans Mono" officeooo:rsid="003643ac" officeooo:paragraph-rsid="003643ac"/>
    </style:style>
    <style:style style:name="P3" style:family="paragraph" style:parent-style-name="Standard">
      <style:paragraph-properties fo:margin-top="0in" fo:margin-bottom="0in" loext:contextual-spacing="false" fo:line-height="100%"/>
      <style:text-properties style:font-name="Droid Sans Mono" officeooo:rsid="003856a5" officeooo:paragraph-rsid="003856a5"/>
    </style:style>
    <style:style style:name="P4" style:family="paragraph" style:parent-style-name="Standard">
      <style:paragraph-properties fo:margin-top="0in" fo:margin-bottom="0in" loext:contextual-spacing="false" fo:line-height="100%"/>
      <style:text-properties style:font-name="Droid Sans Mono" officeooo:rsid="003643ac" officeooo:paragraph-rsid="003643ac"/>
    </style:style>
    <style:style style:name="P5" style:family="paragraph" style:parent-style-name="Standard">
      <style:paragraph-properties fo:margin-top="0in" fo:margin-bottom="0in" loext:contextual-spacing="false" fo:line-height="100%"/>
      <style:text-properties style:font-name="Droid Sans Mono" officeooo:rsid="003643ac" officeooo:paragraph-rsid="003856a5"/>
    </style:style>
    <style:style style:name="P6" style:family="paragraph" style:parent-style-name="Standard">
      <style:paragraph-properties fo:margin-top="0in" fo:margin-bottom="0in" loext:contextual-spacing="false" fo:line-height="100%" fo:text-align="start" style:justify-single-word="false"/>
      <style:text-properties style:font-name="Droid Sans Mono" officeooo:rsid="003643ac" officeooo:paragraph-rsid="003856a5"/>
    </style:style>
    <style:style style:name="P7" style:family="paragraph" style:parent-style-name="Text_20_body" style:list-style-name="L1">
      <style:paragraph-properties fo:text-align="start" style:justify-single-word="false"/>
      <style:text-properties officeooo:rsid="00358a91" officeooo:paragraph-rsid="00358a91"/>
    </style:style>
    <style:style style:name="P8" style:family="paragraph" style:parent-style-name="Text_20_body" style:list-style-name="L1">
      <style:paragraph-properties fo:text-align="start" style:justify-single-word="false"/>
      <style:text-properties style:font-name="Open Sans" officeooo:rsid="00358a91" officeooo:paragraph-rsid="003856a5"/>
    </style:style>
    <style:style style:name="P9"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style:font-name="Open Sans" fo:font-style="normal" fo:font-weight="normal" officeooo:rsid="001d934b" officeooo:paragraph-rsid="001d934b"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Open Sans" officeooo:paragraph-rsid="002a8d2f"/>
    </style:style>
    <style:style style:name="P12" style:family="paragraph" style:parent-style-name="Title" style:master-page-name="Standard">
      <style:paragraph-properties fo:text-align="start" style:justify-single-word="false" style:page-number="auto"/>
      <style:text-properties style:font-name="Open Sans" fo:font-weight="bold" officeooo:rsid="0037bfe3" officeooo:paragraph-rsid="0037bfe3" style:font-weight-asian="bold" style:font-weight-complex="bold"/>
    </style:style>
    <style:style style:name="P13" style:family="paragraph" style:parent-style-name="Heading_20_1">
      <style:paragraph-properties fo:text-align="start" style:justify-single-word="false"/>
      <style:text-properties style:font-name="Open Sans" officeooo:paragraph-rsid="0019cd0a"/>
    </style:style>
    <style:style style:name="P14" style:family="paragraph" style:parent-style-name="Heading_20_1" style:list-style-name="">
      <style:paragraph-properties fo:text-align="start" style:justify-single-word="false"/>
      <style:text-properties style:font-name="Open Sans" officeooo:paragraph-rsid="0019cd0a"/>
    </style:style>
    <style:style style:name="P15" style:family="paragraph" style:parent-style-name="Heading_20_1" style:master-page-name="">
      <style:paragraph-properties fo:text-align="start" style:justify-single-word="false" style:page-number="auto"/>
      <style:text-properties style:font-name="Open Sans" officeooo:paragraph-rsid="0019cd0a"/>
    </style:style>
    <style:style style:name="P16" style:family="paragraph" style:parent-style-name="Heading_20_1">
      <style:paragraph-properties fo:text-align="start" style:justify-single-word="false" fo:break-before="page"/>
      <style:text-properties style:font-name="Open Sans" officeooo:paragraph-rsid="0019cd0a"/>
    </style:style>
    <style:style style:name="P17"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style:style>
    <style:style style:name="T2" style:family="text">
      <style:text-properties style:font-name="Open Sans" fo:font-weight="bold" officeooo:rsid="003856a5" style:font-weight-asian="bold" style:font-weight-complex="bold"/>
    </style:style>
    <style:style style:name="T3" style:family="text">
      <style:text-properties style:font-name="Open Sans" officeooo:rsid="003856a5"/>
    </style:style>
    <style:style style:name="T4" style:family="text">
      <style:text-properties style:font-name="Open Sans" fo:font-weight="normal" officeooo:rsid="003856a5" style:font-weight-asian="normal" style:font-weight-complex="normal"/>
    </style:style>
    <style:style style:name="T5" style:family="text">
      <style:text-properties officeooo:rsid="002a8d2f"/>
    </style:style>
    <style:style style:name="T6" style:family="text">
      <style:text-properties fo:font-weight="bold" officeooo:rsid="003856a5" style:font-weight-asian="bold" style:font-weight-complex="bold"/>
    </style:style>
    <style:style style:name="T7" style:family="text">
      <style:text-properties officeooo:rsid="0037bfe3"/>
    </style:style>
    <style:style style:name="T8" style:family="text">
      <style:text-properties officeooo:rsid="003856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hortest Path in Grid</text:p>
      <text:p text:style-name="P9">Time limit: 1 sec</text:p>
      <text:p text:style-name="P10"><text:tab/><text:span text:style-name="T7">We fall down into a maze that can be described by a grid of R rows and C columns. Each row and column are numbered from 1 (top row) to R (bottom row) and from 1 (left-most column) to C (right-most column). Hence, a cell located at row r and column c can be described by a coordinate (r, c).</text:span></text:p>
      <text:p text:style-name="P10"><text:tab/><text:span text:style-name="T7">The cell that we currently fall into is (1, 1). The ladder that allow us to climb out of the maze is at cell (R,C). We would like to take a shortest path to that cell. Each cell in the maze is either an empty cell or an obstacle cell. We can walk from an empty cell to any adjacent empty cell that share a side with our cell. However, we cannot walk into an obstacle cell.</text:span></text:p>
      <text:p text:style-name="P10"><text:tab/><text:span text:style-name="T8">Your task is to find a shortest path that leads us from cell (1, 1) to cell (R, C). Assuming that cell (1, 1) is always an empty cell. The length of the path is the number of cells that it passes. </text:span><text:tab/><text:span text:style-name="T8">It is also possible that there is no way to go to cell (R, C). We should be able to detect this case as well.</text:span></text:p>
      <text:h text:style-name="P13" text:outline-level="1">Input</text:h>
      <text:list xml:id="list8610351134106124785" text:style-name="L1">
        <text:list-item>
          <text:p text:style-name="P7"><text:span text:style-name="T1">The first line of input </text:span><text:span text:style-name="T3">contains two integers that give the size of the grid </text:span><text:span text:style-name="T2">R</text:span><text:span text:style-name="T3"> and </text:span><text:span text:style-name="T2">C</text:span><text:span text:style-name="T4">. (1 &lt;= R, C &lt;= 100).</text:span></text:p>
        </text:list-item>
        <text:list-item>
          <text:p text:style-name="P8"><text:span text:style-name="T8">The next </text:span><text:span text:style-name="T6">R</text:span><text:span text:style-name="T8"> lines describe the maze. Each line describes a row, starting from row 0 to row </text:span><text:span text:style-name="T6">R</text:span><text:span text:style-name="T8">. The format of each line is as follow.</text:span></text:p>
          <text:list>
            <text:list-item>
              <text:p text:style-name="P8"><text:span text:style-name="T8">Each line contains a string of length </text:span><text:span text:style-name="T6">C</text:span><text:span text:style-name="T8">. Each character in the string represents a cell in the corresponding row, starting from the column 0 to column </text:span><text:span text:style-name="T6">C</text:span><text:span text:style-name="T8">. A character '</text:span><text:span text:style-name="T6">#</text:span><text:span text:style-name="T8">' indicates that the corresponding cell is an obstacle cell while a character '</text:span><text:span text:style-name="T6">.</text:span><text:span text:style-name="T8">' indicates that the cell is an empty cell. </text:span></text:p>
            </text:list-item>
          </text:list>
        </text:list-item>
      </text:list>
      <text:h text:style-name="P15" text:outline-level="1">Output</text:h>
      <text:p text:style-name="P11"><text:tab/><text:span text:style-name="T5">The output must contain exactly one line giving the length of the shortest path that leads us to the cell (R, C). If there is no such path, the line must be '-1'.</text:span></text:p>
      <text:h text:style-name="P14" text:outline-level="1"/>
      <text:h text:style-name="P16"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3">5 5</text:p>
            <text:p text:style-name="P4">.<text:span text:style-name="T8">#</text:span>...</text:p>
            <text:p text:style-name="P5">.<text:span text:style-name="T8">#</text:span>...</text:p>
            <text:p text:style-name="P5">.<text:span text:style-name="T8">#</text:span>...</text:p>
            <text:p text:style-name="P5">.<text:span text:style-name="T8">#</text:span>.<text:span text:style-name="T8">#</text:span>.</text:p>
            <text:p text:style-name="P5">...<text:span text:style-name="T8">#</text:span>.</text:p>
          </table:table-cell>
          <table:table-cell table:style-name="Table1.A1" office:value-type="string">
            <text:p text:style-name="P2"><text:span text:style-name="T8">1</text:span>2</text:p>
          </table:table-cell>
        </table:table-row>
        <table:table-row table:style-name="Table1.1">
          <table:table-cell table:style-name="Table1.A3" office:value-type="string">
            <text:p text:style-name="P3">5 5</text:p>
            <text:p text:style-name="P5">.....</text:p>
            <text:p text:style-name="P5">...<text:span text:style-name="T8">##</text:span></text:p>
            <text:p text:style-name="P5">...<text:span text:style-name="T8">#</text:span>.</text:p>
            <text:p text:style-name="P5">..<text:span text:style-name="T8">##</text:span>.</text:p>
            <text:p text:style-name="P6">.<text:span text:style-name="T8">###</text:span>.</text:p>
          </table:table-cell>
          <table:table-cell table:style-name="Table1.A3" office:value-type="string">
            <text:p text:style-name="P2">-<text:span text:style-name="T8">1</text:span></text:p>
          </table:table-cell>
        </table:table-row>
      </table:table>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0-30T18:04:20.949707999</dc:date>
    <meta:editing-duration>PT1H52M40S</meta:editing-duration>
    <meta:editing-cycles>29</meta:editing-cycles>
    <meta:print-date>2014-09-09T23:50:22.741847462</meta:print-date>
    <meta:document-statistic meta:table-count="1" meta:image-count="0" meta:object-count="0" meta:page-count="2" meta:paragraph-count="28" meta:word-count="372" meta:character-count="1793" meta:non-whitespace-character-count="1445"/>
  </office:meta>
</office:document-meta>
</file>